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0.298cm" table:align="left"/>
    </style:style>
    <style:style style:name="Таблица1.A" style:family="table-column">
      <style:table-column-properties style:column-width="0.298cm"/>
    </style:style>
    <style:style style:name="Таблица1.A1" style:family="table-cell">
      <style:table-cell-properties style:vertical-align="middle" fo:padding="0.049cm" fo:border="0.05pt solid #dddddd"/>
    </style:style>
    <style:style style:name="Таблица2" style:family="table">
      <style:table-properties style:width="7.987cm" table:align="left"/>
    </style:style>
    <style:style style:name="Таблица2.A" style:family="table-column">
      <style:table-column-properties style:column-width="3.122cm"/>
    </style:style>
    <style:style style:name="Таблица2.B" style:family="table-column">
      <style:table-column-properties style:column-width="1.873cm"/>
    </style:style>
    <style:style style:name="Таблица2.C" style:family="table-column">
      <style:table-column-properties style:column-width="2.992cm"/>
    </style:style>
    <style:style style:name="Таблица2.A1" style:family="table-cell">
      <style:table-cell-properties style:vertical-align="middle" fo:padding="0.049cm" fo:border="0.05pt solid #dddddd"/>
    </style:style>
    <style:style style:name="Таблица3" style:family="table">
      <style:table-properties style:width="9.98cm" table:align="left"/>
    </style:style>
    <style:style style:name="Таблица3.A" style:family="table-column">
      <style:table-column-properties style:column-width="1.914cm"/>
    </style:style>
    <style:style style:name="Таблица3.B" style:family="table-column">
      <style:table-column-properties style:column-width="3.888cm"/>
    </style:style>
    <style:style style:name="Таблица3.C" style:family="table-column">
      <style:table-column-properties style:column-width="4.179cm"/>
    </style:style>
    <style:style style:name="Таблица3.A1" style:family="table-cell">
      <style:table-cell-properties style:vertical-align="middle" fo:padding="0.049cm" fo:border="0.05pt solid #dddddd"/>
    </style:style>
    <style:style style:name="Таблица4" style:family="table">
      <style:table-properties style:width="11.486cm" table:align="left"/>
    </style:style>
    <style:style style:name="Таблица4.A" style:family="table-column">
      <style:table-column-properties style:column-width="2.159cm"/>
    </style:style>
    <style:style style:name="Таблица4.B" style:family="table-column">
      <style:table-column-properties style:column-width="4.646cm"/>
    </style:style>
    <style:style style:name="Таблица4.C" style:family="table-column">
      <style:table-column-properties style:column-width="4.681cm"/>
    </style:style>
    <style:style style:name="Таблица4.A1" style:family="table-cell">
      <style:table-cell-properties style:vertical-align="middle" fo:padding="0.049cm" fo:border="0.05pt solid #dddddd"/>
    </style:style>
    <style:style style:name="Таблица5" style:family="table">
      <style:table-properties style:width="6.401cm" table:align="left"/>
    </style:style>
    <style:style style:name="Таблица5.A" style:family="table-column">
      <style:table-column-properties style:column-width="2.529cm"/>
    </style:style>
    <style:style style:name="Таблица5.B" style:family="table-column">
      <style:table-column-properties style:column-width="1.896cm"/>
    </style:style>
    <style:style style:name="Таблица5.C" style:family="table-column">
      <style:table-column-properties style:column-width="1.976cm"/>
    </style:style>
    <style:style style:name="Таблица5.A1" style:family="table-cell">
      <style:table-cell-properties style:vertical-align="middle" fo:padding="0.049cm" fo:border="0.05pt solid #dddddd"/>
    </style:style>
    <style:style style:name="P1" style:family="paragraph" style:parent-style-name="Heading_20_4">
      <style:paragraph-properties fo:margin-top="0cm" fo:margin-bottom="0.247cm" loext:contextual-spacing="false" fo:line-height="120%"/>
      <style:text-properties fo:font-weight="bold"/>
    </style:style>
    <style:style style:name="P2" style:family="paragraph" style:parent-style-name="Heading_20_5">
      <style:paragraph-properties fo:margin-top="0cm" fo:margin-bottom="0.247cm" loext:contextual-spacing="false" fo:line-height="120%"/>
      <style:text-properties fo:font-weight="bold"/>
    </style:style>
    <style:style style:name="P3" style:family="paragraph" style:parent-style-name="Preformatted_20_Text">
      <loext:graphic-properties draw:fill="solid" draw:fill-color="#232323" draw:opacity="100%"/>
      <style:paragraph-properties fo:background-color="#232323"/>
      <style:text-properties fo:color="#e6e1dc"/>
    </style:style>
    <style:style style:name="P4" style:family="paragraph" style:parent-style-name="Preformatted_20_Text">
      <loext:graphic-properties draw:fill="solid" draw:fill-color="#232323" draw:opacity="100%"/>
      <style:paragraph-properties fo:margin-top="0cm" fo:margin-bottom="0.499cm" loext:contextual-spacing="false" fo:background-color="#232323"/>
      <style:text-properties fo:color="#e6e1dc"/>
    </style:style>
    <style:style style:name="P5" style:family="paragraph" style:parent-style-name="Preformatted_20_Text">
      <loext:graphic-properties draw:fill="solid" draw:fill-color="#232323" draw:opacity="100%"/>
      <style:paragraph-properties fo:margin-top="0cm" fo:margin-bottom="0.499cm" loext:contextual-spacing="false" fo:background-color="#232323"/>
      <style:text-properties fo:color="#bc9458" fo:font-style="italic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318cm" loext:contextual-spacing="false" style:line-height-at-least="0.582cm"/>
    </style:style>
    <style:style style:name="P8" style:family="paragraph" style:parent-style-name="Table_20_Contents">
      <style:paragraph-properties fo:margin-top="0cm" fo:margin-bottom="0.318cm" loext:contextual-spacing="false" style:line-height-at-least="0.582cm"/>
      <style:text-properties fo:font-size="12pt"/>
    </style:style>
    <style:style style:name="P9" style:family="paragraph" style:parent-style-name="Text_20_body">
      <style:paragraph-properties fo:margin-top="0cm" fo:margin-bottom="0.318cm" loext:contextual-spacing="false" style:line-height-at-least="0.582cm"/>
    </style:style>
    <style:style style:name="P10" style:family="paragraph" style:parent-style-name="Text_20_body">
      <style:paragraph-properties fo:margin-top="0cm" fo:margin-bottom="0.318cm" loext:contextual-spacing="false" style:line-height-at-least="0.582cm"/>
      <style:text-properties fo:font-size="12pt"/>
    </style:style>
    <style:style style:name="P11" style:family="paragraph" style:parent-style-name="Text_20_body">
      <style:paragraph-properties fo:margin-top="0cm" fo:margin-bottom="0.318cm" loext:contextual-spacing="false" style:line-height-at-least="0.582cm"/>
      <style:text-properties style:font-name="Courier New" fo:font-size="12pt" fo:background-color="#f5f5f5" loext:padding="0cm" loext:border="none"/>
    </style:style>
    <style:style style:name="P12" style:family="paragraph" style:parent-style-name="Text_20_body">
      <style:paragraph-properties fo:margin-top="0cm" fo:margin-bottom="0.318cm" loext:contextual-spacing="false" style:line-height-at-least="0.582cm"/>
      <style:text-properties fo:font-size="9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color="#bc9458" fo:font-style="italic"/>
    </style:style>
    <style:style style:name="T4" style:family="text">
      <style:text-properties fo:color="#a5c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2 Виртуальные окружения и установка Flask </text:h>
      <text:h text:style-name="P1" text:outline-level="4">Настройка виртуального окружения</text:h>
      <text:p text:style-name="P9"><text:span text:style-name="T1">Использование одного и того же окружения в нескольких проектах может привести к ошибкам, например к несовместимости версий библиотек. Чтобы предотвратить подобные конфликты, используют механизм </text:span><text:span text:style-name="Strong_20_Emphasis"><text:span text:style-name="T2">виртуального окружения</text:span></text:span><text:span text:style-name="T1">.</text:span></text:p>
      <text:p text:style-name="P9"><text:span text:style-name="T1">Для этого в Python существует специальный модуль </text:span><text:span text:style-name="Source_20_Text"><text:span text:style-name="T1">venv</text:span></text:span><text:span text:style-name="T1">, который позволяет работать с виртуальным окружением.</text:span></text:p>
      <text:p text:style-name="P10">Рассмотрим основные операции подробнее.</text:p>
      <table:table table:name="Таблица1" table:style-name="Таблица1">
        <table:table-column table:style-name="Таблица1.A"/>
        <table:table-row table:style-name="TableLine94108605814016">
          <table:table-cell table:style-name="Таблица1.A1" office:value-type="string">
            <text:p text:style-name="P6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108596756480">
          <table:table-cell table:style-name="Таблица2.A1" office:value-type="string">
            <text:p text:style-name="P7"><text:span text:style-name="Strong_20_Emphasis"><text:span text:style-name="T2">Операция \ ОС</text:span></text:span></text:p>
          </table:table-cell>
          <table:table-cell table:style-name="Таблица2.A1" office:value-type="string">
            <text:p text:style-name="P7"><text:span text:style-name="Strong_20_Emphasis"><text:span text:style-name="T2">Windows</text:span></text:span></text:p>
          </table:table-cell>
          <table:table-cell table:style-name="Таблица2.A1" office:value-type="string">
            <text:p text:style-name="P7"><text:span text:style-name="Strong_20_Emphasis"><text:span text:style-name="T2">Linux / macOS</text:span></text:span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108605771744">
          <table:table-cell table:style-name="Таблица3.A1" office:value-type="string">
            <text:p text:style-name="P8">Создание</text:p>
          </table:table-cell>
          <table:table-cell table:style-name="Таблица3.A1" office:value-type="string">
            <text:p text:style-name="P8">python -m venv .venv</text:p>
          </table:table-cell>
          <table:table-cell table:style-name="Таблица3.A1" office:value-type="string">
            <text:p text:style-name="P8">python3 -m venv .venv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108605146768">
          <table:table-cell table:style-name="Таблица4.A1" office:value-type="string">
            <text:p text:style-name="P8">Активация</text:p>
          </table:table-cell>
          <table:table-cell table:style-name="Таблица4.A1" office:value-type="string">
            <text:p text:style-name="P8">.\.venv\Scripts\activate.bat</text:p>
          </table:table-cell>
          <table:table-cell table:style-name="Таблица4.A1" office:value-type="string">
            <text:p text:style-name="P8">source ./.venv/bin/activate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108595518752">
          <table:table-cell table:style-name="Таблица5.A1" office:value-type="string">
            <text:p text:style-name="P8">Деактивация</text:p>
          </table:table-cell>
          <table:table-cell table:style-name="Таблица5.A1" office:value-type="string">
            <text:p text:style-name="P8">deactivate</text:p>
          </table:table-cell>
          <table:table-cell table:style-name="Таблица5.A1" office:value-type="string">
            <text:p text:style-name="P8">deactivate</text:p>
          </table:table-cell>
        </table:table-row>
      </table:table>
      <text:p text:style-name="P9"/>
      <text:h text:style-name="P2" text:outline-level="5">Создание виртуального окружения</text:h>
      <text:p text:style-name="P10">Модуль venv обычно поставляется вместе с интерпретатором Python на macOS и Windows. На Ubuntu может потребоваться отдельная установка:</text:p>
      <text:p text:style-name="P11">$ sudo apt install python3-venv</text:p>
      <text:p text:style-name="P10">Чтобы проверить, что модуль установлен, напишите следующую команду:</text:p>
      <text:p text:style-name="P3">$ python -m venv <text:span text:style-name="T3">--help</text:span></text:p>
      <text:p text:style-name="P5">usage: venv [-h] [--system-site-packages] [--symlinks | --copies] [--clear] [--upgrade] [--without-pip] [--prompt PROMPT] [--upgrade-deps] ENV_DIR [ENV_DIR ...]</text:p>
      <text:p text:style-name="P10">Для создания виртуального окружения перейдите в директорию с проектом и воспользуйтесь следующей командой:</text:p>
      <text:p text:style-name="P11">$ python -m venv .venv</text:p>
      <text:p text:style-name="P10">В текущей рабочей директории будет создана папка .venv.</text:p>
      <text:p text:style-name="P9"/>
      <text:h text:style-name="P1" text:outline-level="4">Активация виртуального окружения</text:h>
      <text:p text:style-name="P10">Для активации воспользуйтесь следующей командой:</text:p>
      <text:p text:style-name="P11">$ source ./.venv/bin/activate</text:p>
      <text:p text:style-name="P10">или в Windows:</text:p>
      <text:p text:style-name="P11">&gt; .\.venv\Scripts\activate.bat</text:p>
      <text:p text:style-name="P10"><text:soft-page-break/>После активации должен появиться специальный маркер такого вида:</text:p>
      <text:p text:style-name="P11">(.venv) $</text:p>
      <text:p text:style-name="P10">Теперь можно устанавливать библиотеки, которые будут храниться в этом виртуальном окружении.</text:p>
      <text:p text:style-name="P11">(.venv) $ pip install Flask</text:p>
      <text:p text:style-name="P10">Хорошая практика — указывать версию устанавливаемой библиотеки. Их разработчики тоже могут допускать ошибки, поэтому лучше довериться стабильному и проверенному временем варианту. Например, так можно установить версию 2.2.3:</text:p>
      <text:p text:style-name="P11">(.venv) $ pip install Flask==2.2.3</text:p>
      <text:p text:style-name="P9"/>
      <text:h text:style-name="P2" text:outline-level="5">Список установленных библиотек</text:h>
      <text:p text:style-name="P10">Для получения всех установленных библиотек в этом окружении можно использовать следующую команду:</text:p>
      <text:p text:style-name="P3">(.venv) $ pip freeze</text:p>
      <text:p text:style-name="P3">click==<text:span text:style-name="T4">8.1.3</text:span></text:p>
      <text:p text:style-name="P3">Flask==<text:span text:style-name="T4">2.2.3</text:span></text:p>
      <text:p text:style-name="P3"><text:span text:style-name="T4">i</text:span>tsdangerous==<text:span text:style-name="T4">2.1.2</text:span></text:p>
      <text:p text:style-name="P3">Jinja2==<text:span text:style-name="T4">3.1.2</text:span></text:p>
      <text:p text:style-name="P3">MarkupSafe==<text:span text:style-name="T4">2.1.2</text:span></text:p>
      <text:p text:style-name="P4">Werkzeug==<text:span text:style-name="T4">2.2.3</text:span></text:p>
      <text:p text:style-name="P10">Библиотеки можно перенаправить в файл requirements.txt, используемый для хранения этих зависимостей.</text:p>
      <text:p text:style-name="P11">(.venv) $ pip freeze &gt; requirements.txt</text:p>
      <text:p text:style-name="P10">С помощью знака &gt; мы перенаправляем результат команды pip freeze в файл requirements.txt.</text:p>
      <text:p text:style-name="P9"/>
      <text:h text:style-name="P2" text:outline-level="5">Установка зависимостей</text:h>
      <text:p text:style-name="P10">Если вы клонировали чужой проект, то все зависимости из файла requirements.txt можно установить одной командой:</text:p>
      <text:p text:style-name="P11">(.venv) $ pip install -r requirements.txt</text:p>
      <text:p text:style-name="P10">С помощью параметра -r мы говорим, что библиотеки, которые нужно установить, находятся в файле requirements.txt.</text:p>
      <text:p text:style-name="P9"/>
      <text:h text:style-name="P2" text:outline-level="5">Деактивация виртуального окружения</text:h>
      <text:p text:style-name="P10">Чтобы выйти из виртуального окружения, достаточно ввести следующую команду:</text:p>
      <text:p text:style-name="P11">(.venv) $ deactivate</text:p>
      <text:p text:style-name="P10"><text:soft-page-break/>После исполнения должен пропасть маркер с названием виртуального окружения — это значит, что вы успешно вышли из него.</text:p>
      <text:p text:style-name="P9"/>
      <text:h text:style-name="P1" text:outline-level="4">Работа с виртуальным окружением в PyCharm</text:h>
      <text:p text:style-name="P10">PyCharm позволяет упростить взаимодействие с виртуальным окружением.</text:p>
      <text:p text:style-name="P10">При создании проекта вам сразу предложат выбрать интерпретатор:</text:p>
      <text:p text:style-name="P12">Здесь и далее — изображения Skillbox</text:p>
      <text:p text:style-name="P10">Чтобы настроить виртуальное окружение в имеющемся проекте, нажмите File → Settings → Project Settings → Python Interpreter. Должно появиться такое окно:</text:p>
      <text:p text:style-name="P10">Далее нажмите Add Interpreter → Add Local Interpreter. Появится следующее окно:</text:p>
      <text:p text:style-name="P10">В поле Location вы указываете путь к виртуальному окружению. В этом случае оно будет находиться в корне проекта и называться venv.</text:p>
      <text:p text:style-name="P10">В поле Base interpreter вы выбираете интерпретатор, который будет лежать в основе вашего виртуального окружения. В данном случае — Python 3.10.</text:p>
      <text:p text:style-name="P10">Нажмите OK, а затем Apply. Теперь все библиотеки будут устанавливаться в указанное виртуальное окружение.</text:p>
      <text:p text:style-name="P10">Открыв терминал, вы увидите маркер, который указывает, что виртуальное окружение активировано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15.959661891</meta:creation-date>
    <dc:date>2023-06-12T15:01:02.748961711</dc:date>
    <meta:editing-duration>PT47S</meta:editing-duration>
    <meta:editing-cycles>1</meta:editing-cycles>
    <meta:document-statistic meta:table-count="5" meta:image-count="0" meta:object-count="0" meta:page-count="3" meta:paragraph-count="67" meta:word-count="488" meta:character-count="3755" meta:non-whitespace-character-count="3338"/>
    <meta:generator>LibreOffice/6.4.7.2$Linux_X86_64 LibreOffice_project/40$Build-2</meta:generator>
  </office:meta>
</office:document-meta>
</file>